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375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984" calcext:value-type="float">
            <text:p>101.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750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750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7502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750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7502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7502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7502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7502</text:p>
          </table:table-cell>
          <table:table-cell office:value-type="string" calcext:value-type="string">
            <text:p>201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7502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7502</text:p>
          </table:table-cell>
          <table:table-cell office:value-type="string" calcext:value-type="string">
            <text:p>201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7502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584" calcext:value-type="float">
            <text:p>96.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7502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7502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7502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7502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7502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7502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7502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